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text-properties fo:font-style="italic" style:font-style-asian="italic" style:font-style-complex="italic"/>
    </style:style>
    <style:style style:name="P3" style:family="paragraph" style:parent-style-name="Text_20_body" style:list-style-name="L1">
      <style:paragraph-properties>
        <style:tab-stops>
          <style:tab-stop style:position="3.598cm"/>
        </style:tab-stops>
      </style:paragraph-properties>
    </style:style>
    <style:style style:name="P4" style:family="paragraph" style:parent-style-name="Text_20_body" style:list-style-name="L6"/>
    <style:style style:name="P5" style:family="paragraph" style:parent-style-name="Text_20_body" style:list-style-name="L6">
      <style:paragraph-properties>
        <style:tab-stops>
          <style:tab-stop style:position="3.598cm"/>
        </style:tab-stops>
      </style:paragraph-propertie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latform dependent classes</text:h>
      <text:p text:style-name="Text_20_body"/>
      <text:h text:style-name="Heading_20_2" text:outline-level="2">Problem</text:h>
      <text:list xml:id="list2146885801160045767" text:style-name="L1">
        <text:list-item>
          <text:p text:style-name="P1">We have a class (something like a renderer, <text:s/>audio output etc.), which has a platform dependent implementation. We call this class a <text:span text:style-name="T1">Device</text:span><text:span text:style-name="T2"> (RenderDevice, AudioDevice etc.)</text:span></text:p>
        </text:list-item>
        <text:list-item>
          <text:p text:style-name="P1">We want to hide the platform-dependent implementation details of the class from the user. Ie the user shall only use one single RenderDevice class on all platforms. The user shall not use classes like OpenGLRenderDevice, DirectXRenderDevice etc.</text:p>
        </text:list-item>
        <text:list-item>
          <text:p text:style-name="P1">The user shall include <text:span text:style-name="T1">one</text:span><text:span text:style-name="T2"> file Device.h and instantiate the Device as follows:</text:span></text:p>
          <text:list>
            <text:list-item>
              <text:list>
                <text:list-item>
                  <text:list>
                    <text:list-header>
                      <text:p text:style-name="P3"><text:span text:style-name="T2">Device *myDevice = new PlatformDevice;</text:span></text:p>
                    </text:list-header>
                  </text:list>
                </text:list-item>
              </text:list>
            </text:list-item>
          </text:list>
        </text:list-item>
      </text:list>
      <text:p text:style-name="P2"/>
      <text:h text:style-name="Heading_20_2" text:outline-level="2">Solution</text:h>
      <text:list xml:id="list3961740021073269639" text:style-name="L6">
        <text:list-item>
          <text:p text:style-name="P4">Create an interface class Device in DeviceInterface.h (which contains a pure virtual method for each functionality of the device).</text:p>
        </text:list-item>
        <text:list-item>
          <text:p text:style-name="P4">Create subfolders for every platform and implement the Device class there. For example:</text:p>
          <text:list>
            <text:list-item>
              <text:list>
                <text:list-item>
                  <text:list>
                    <text:list-item>
                      <text:list>
                        <text:list-header>
                          <text:p text:style-name="P4">/platform1/Platform1Device.h</text:p>
                        </text:list-header>
                      </text:list>
                    </text:list-item>
                  </text:list>
                </text:list-item>
              </text:list>
            </text:list-item>
          </text:list>
          <text:p text:style-name="P4"><text:tab/><text:tab/>/platform1/Platform1Device.cpp</text:p>
          <text:p text:style-name="P4"><text:tab/><text:tab/>/platform2/Platform2Device.h</text:p>
          <text:p text:style-name="P4"><text:tab/><text:tab/>/platform2/Platform2Device.cpp</text:p>
        </text:list-item>
        <text:list-item>
          <text:p text:style-name="P4">Create a class PlatformDevice which does an #ifdef for every platform. </text:p>
          <text:p text:style-name="P4">Each #ifdef includes the platform dependent implementation and aliases the implementation by the name PlatformDevice (using typedef). </text:p>
          <text:p text:style-name="P4">Example:</text:p>
          <text:list>
            <text:list-header>
              <text:p text:style-name="P4">#if defined(PLATFORM_1)</text:p>
              <text:p text:style-name="P4"><text:tab/>#include "platform1/Platform1Device.h"</text:p>
              <text:p text:style-name="P4"><text:tab/>typedef Platform1Device PlatformDevice;</text:p>
              <text:p text:style-name="P4">#endif</text:p>
            </text:list-header>
          </text:list>
        </text:list-item>
        <text:list-item>
          <text:p text:style-name="P4">Create a header file Device.h which includes DeviceInterface and PlatformDevice.h</text:p>
        </text:list-item>
        <text:list-item>
          <text:p text:style-name="P4">Now, the device can be instantiated by:</text:p>
          <text:list>
            <text:list-item>
              <text:list>
                <text:list-item>
                  <text:list>
                    <text:list-header>
                      <text:p text:style-name="P4">#include "Device.h"</text:p>
                      <text:p text:style-name="P5"><text:span text:style-name="T2">Device *myDevice = new PlatformDevice;</text:span></text:p>
                      <text:p text:style-name="P5"><text:span text:style-name="T2"/></text:p>
                      <text:p text:style-name="P5"><text:span text:style-name="T2"/></text:p>
                    </text:list-header>
                  </text:list>
                </text:list-item>
              </text:list>
            </text:list-item>
          </text:list>
        </text:list-item>
      </text:list>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1M2S</meta:editing-duration>
    <meta:editing-cycles>32</meta:editing-cycles>
    <meta:generator>OpenOffice/4.0.0$Win32 OpenOffice.org_project/400m3$Build-9702</meta:generator>
    <dc:date>2013-10-24T19:47:13.27</dc:date>
    <dc:creator>Simon Schwegler</dc:creator>
    <meta:document-statistic meta:table-count="0" meta:image-count="0" meta:object-count="0" meta:page-count="1" meta:paragraph-count="24" meta:word-count="192" meta:character-count="1426"/>
    <meta:user-defined meta:name="Info 1"/>
    <meta:user-defined meta:name="Info 2"/>
    <meta:user-defined meta:name="Info 3"/>
    <meta:user-defined meta:name="Info 4"/>
  </office:meta>
</office:document-meta>
</file>